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inikube Installation On Ubuntu Server</text:p>
      <text:p text:style-name="Standard"><text:s/></text:p>
      <text:p text:style-name="Standard">Step 1: Update Your System</text:p>
      <text:p text:style-name="Standard">Ensure your system is up to date by running:</text:p>
      <text:p text:style-name="Standard"/>
      <text:p text:style-name="Standard">sudo apt update &amp;&amp; sudo apt upgrade -y</text:p>
      <text:p text:style-name="Standard"/>
      <text:p text:style-name="Standard">Step 2: Install Dependencies</text:p>
      <text:p text:style-name="Standard">Minikube requires a hypervisor to run Kubernetes. You can use KVM, VirtualBox, or other supported hypervisors. For simplicity, this guide uses VirtualBox.</text:p>
      <text:p text:style-name="Standard"/>
      <text:p text:style-name="Standard">1.Install VirtualBox:</text:p>
      <text:p text:style-name="Standard">sudo apt install -y virtualbox virtualbox-ext-pack</text:p>
      <text:p text:style-name="Standard"/>
      <text:p text:style-name="Standard">2. Install conntrack package:</text:p>
      <text:p text:style-name="Standard">Minikube requires the conntrack package, which you can install using:</text:p>
      <text:p text:style-name="Standard">sudo apt install -y conntrack</text:p>
      <text:p text:style-name="Standard"/>
      <text:p text:style-name="Standard">Step 3: Install Minikube</text:p>
      <text:p text:style-name="Standard"/>
      <text:p text:style-name="Standard"><text:s text:c="6"/>1.Download the Minikube binary:</text:p>
      <text:p text:style-name="Standard">Visit the Minikube releases page or use the following command to download the latest version:</text:p>
      <text:p text:style-name="Standard">curl -LO <text:a xlink:type="simple" xlink:href="https://storage.googleapis.com/minikube/releases/latest/minikube-linux-amd64" text:style-name="Internet_20_link" text:visited-style-name="Visited_20_Internet_20_Link">https://storage.googleapis.com/minikube/releases/latest/minikube-linux-amd64</text:a></text:p>
      <text:p text:style-name="Standard"/>
      <text:p text:style-name="Standard"><text:s text:c="4"/>2. Install the Minikube binary:</text:p>
      <text:p text:style-name="Standard">Move the downloaded binary to /usr/local/bin and make it executable:</text:p>
      <text:p text:style-name="Standard">sudo install minikube-linux-amd64 /usr/local/bin/minikube</text:p>
      <text:p text:style-name="Standard"/>
      <text:p text:style-name="Standard">Step 4: Install kubectl</text:p>
      <text:p text:style-name="Standard">kubectl is the command-line tool for interacting with Kubernetes clusters.</text:p>
      <text:p text:style-name="Standard"/>
      <text:p text:style-name="Standard"><text:s text:c="3"/>1. Download kubectl:</text:p>
      <text:p text:style-name="Standard">curl -LO https://dl.k8s.io/release/$(curl -s <text:a xlink:type="simple" xlink:href="https://storage.googleapis.com/kubernetes-release/release/stable.txt)/bin/linux/amd64/kubectl" text:style-name="Internet_20_link" text:visited-style-name="Visited_20_Internet_20_Link">https://storage.googleapis.com/kubernetes-release/release/stable.txt)/bin/linux/amd64/kubectl</text:a></text:p>
      <text:p text:style-name="Standard"/>
      <text:p text:style-name="Standard"><text:s text:c="2"/>2.Install kubectl:</text:p>
      <text:p text:style-name="Standard">Move the binary to /usr/local/bin and make it executable:</text:p>
      <text:p text:style-name="Standard"/>
      <text:p text:style-name="Standard">chmod +x kubectl</text:p>
      <text:p text:style-name="Standard">sudo mv kubectl /usr/local/bin/</text:p>
      <text:p text:style-name="Standard"/>
      <text:p text:style-name="Standard">Step 5. Create a Non-Root User for Minikube</text:p>
      <text:p text:style-name="Standard"/>
      <text:p text:style-name="Standard"><text:s text:c="2"/>1.Create a New User:</text:p>
      <text:p text:style-name="Standard"/>
      <text:p text:style-name="Standard">sudo adduser minikube-user</text:p>
      <text:p text:style-name="Standard">sudo usermod -aG sudo minikube-user</text:p>
      <text:p text:style-name="Standard"/>
      <text:p text:style-name="Standard">2. Switch to the New User:</text:p>
      <text:p text:style-name="Standard"/>
      <text:p text:style-name="Standard">su - minikube-user</text:p>
      <text:p text:style-name="Standard"/>
      <text:p text:style-name="Standard"><text:soft-page-break/></text:p>
      <text:p text:style-name="Standard">Step 6. Install Docker:</text:p>
      <text:p text:style-name="Standard"/>
      <text:p text:style-name="Standard">sudo apt-get update</text:p>
      <text:p text:style-name="Standard">sudo apt-get install -y docker.io</text:p>
      <text:p text:style-name="Standard"/>
      <text:p text:style-name="Standard">sudo usermod -aG docker $USER</text:p>
      <text:p text:style-name="Standard">newgrp docker</text:p>
      <text:p text:style-name="Standard"/>
      <text:p text:style-name="Standard"/>
      <text:p text:style-name="Standard">Start Minikube with the docker Driver:</text:p>
      <text:p text:style-name="Standard"/>
      <text:p text:style-name="Standard">minikube start –driver=docker</text:p>
      <text:p text:style-name="Standard"/>
      <text:p text:style-name="Standard">#Check the status of minikube by using below commands</text:p>
      <text:p text:style-name="Standard"/>
      <text:p text:style-name="Standard">minikube status</text:p>
      <text:p text:style-name="Standard">kubectl get nod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2T15:59:55.582047905</meta:creation-date>
    <dc:date>2024-07-12T16:53:10.837413715</dc:date>
    <meta:editing-duration>PT13M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43" meta:word-count="236" meta:character-count="1747" meta:non-whitespace-character-count="1535"/>
  </office:meta>
</office:document-meta>
</file>